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erviceLoader.generateClientBindings( String wsdl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erviceLoader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Loader.bindingsAreGenerated( String namespace , String servi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ServiceLoader.getServiceEndPoint( String serviceName , String portName ,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ServiceLoader.getServiceLocatorClassName( String targetNamespace , String servi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erviceLoader.load( String wsdl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Loader.getPortAccessorName( Class serviceLocatorClass ,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erviceLoader.makeEndpointKey( String wsdlURL , String serviceName , String por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erviceLoad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ServiceLoader.contextualize( final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erviceLoader.load( String wsdlURL , String serviceName , String port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WebServiceLoader.service( ServiceManager service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